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2D732DC7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b35d" officeooo:paragraph-rsid="000bb35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officeooo:rsid="000e8fce"/>
    </style:style>
    <style:style style:name="T8" style:family="text">
      <style:text-properties fo:color="#642880" style:font-name="Monospace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0.<text:span text:style-name="T7">2</text:span></text:p>
      <text:p text:style-name="P1"/>
      <text:p text:style-name="P1"><text:span text:style-name="T5">/*</text:span></text:p>
      <text:p text:style-name="P2"><text:span text:style-name="T5"><text:s/>* 10.2 <text:s/>Backward String</text:span></text:p>
      <text:p text:style-name="P2"><text:span text:style-name="T5"><text:s/>*</text:span></text:p>
      <text:p text:style-name="P2"><text:span text:style-name="T5"><text:s/>* Provides a function that outputs the contents of a </text:span><text:span text:style-name="T6">cstring</text:span></text:p>
      <text:p text:style-name="P2"><text:span text:style-name="T5"><text:s/>* in reverse order.</text:span></text:p>
      <text:p text:style-name="P2"><text:span text:style-name="T5"><text:s/>*/</text:span></text:p>
      <text:p text:style-name="P3"/>
      <text:p text:style-name="P2"><text:span text:style-name="T1">#include</text:span><text:span text:style-name="T2"> </text:span><text:span text:style-name="T4">&lt;iostream&gt;</text:span></text:p>
      <text:p text:style-name="P2"><text:span text:style-name="T1">using</text:span><text:span text:style-name="T2"> </text:span><text:span text:style-name="T1">namespace</text:span><text:span text:style-name="T2"> std;</text:span></text:p>
      <text:p text:style-name="P3"/>
      <text:p text:style-name="P2"><text:span text:style-name="T1">int</text:span><text:span text:style-name="T2"> </text:span><text:span text:style-name="T3">strlen</text:span><text:span text:style-name="T2">(</text:span><text:span text:style-name="T1">char</text:span><text:span text:style-name="T2"> *);</text:span></text:p>
      <text:p text:style-name="P2"><text:span text:style-name="T1">void</text:span><text:span text:style-name="T2"> </text:span><text:span text:style-name="T3">showReversed</text:span><text:span text:style-name="T2">(</text:span><text:span text:style-name="T1">char</text:span><text:span text:style-name="T2"> *);</text:span></text:p>
      <text:p text:style-name="P3"/>
      <text:p text:style-name="P2"><text:span text:style-name="T1">int</text:span><text:span text:style-name="T2"> </text:span><text:span text:style-name="T3">main</text:span><text:span text:style-name="T2">() {</text:span></text:p>
      <text:p text:style-name="P2"><text:span text:style-name="T2"><text:tab/></text:span><text:span text:style-name="T1">const</text:span><text:span text:style-name="T2"> </text:span><text:span text:style-name="T1">int</text:span><text:span text:style-name="T2"> MAX_LEN = 60;</text:span></text:p>
      <text:p text:style-name="P2"><text:span text:style-name="T2"><text:tab/></text:span><text:span text:style-name="T1">char</text:span><text:span text:style-name="T2"> input[MAX_LEN];</text:span></text:p>
      <text:p text:style-name="P2"><text:span text:style-name="T2"><text:tab/>cout &lt;&lt; </text:span><text:span text:style-name="T4">"Enter a string to reverse: "</text:span><text:span text:style-name="T2">;</text:span></text:p>
      <text:p text:style-name="P2"><text:span text:style-name="T2"><text:tab/>cin.getline(input, MAX_LEN);</text:span></text:p>
      <text:p text:style-name="P2"><text:span text:style-name="T2"><text:tab/>showReversed(input);</text:span></text:p>
      <text:p text:style-name="P2"><text:span text:style-name="T2"><text:tab/></text:span><text:span text:style-name="T1">return</text:span><text:span text:style-name="T2"> 0;</text:span></text:p>
      <text:p text:style-name="P2"><text:span text:style-name="T2">}</text:span></text:p>
      <text:p text:style-name="P3"/>
      <text:p text:style-name="P2"><text:span text:style-name="T1">int</text:span><text:span text:style-name="T2"> </text:span><text:span text:style-name="T3">strlen</text:span><text:span text:style-name="T2">(</text:span><text:span text:style-name="T1">char</text:span><text:span text:style-name="T2"> *str)</text:span></text:p>
      <text:p text:style-name="P2"><text:span text:style-name="T2">{</text:span></text:p>
      <text:p text:style-name="P2"><text:span text:style-name="T2"><text:tab/></text:span><text:span text:style-name="T1">int</text:span><text:span text:style-name="T2"> count = 0;</text:span></text:p>
      <text:p text:style-name="P2"><text:span text:style-name="T2"><text:tab/></text:span><text:span text:style-name="T1">while</text:span><text:span text:style-name="T2"> (str[count] != </text:span><text:span text:style-name="T4">'\0'</text:span><text:span text:style-name="T2">)</text:span></text:p>
      <text:p text:style-name="P2"><text:span text:style-name="T2"><text:tab/><text:tab/>count++;</text:span></text:p>
      <text:p text:style-name="P2"><text:span text:style-name="T2"><text:tab/></text:span><text:span text:style-name="T1">return</text:span><text:span text:style-name="T2"> count;</text:span></text:p>
      <text:p text:style-name="P2"><text:span text:style-name="T2">}</text:span></text:p>
      <text:p text:style-name="P3"/>
      <text:p text:style-name="P2"><text:span text:style-name="T1">void</text:span><text:span text:style-name="T2"> </text:span><text:span text:style-name="T3">showReversed</text:span><text:span text:style-name="T2">(</text:span><text:span text:style-name="T1">char</text:span><text:span text:style-name="T2"> *str)</text:span></text:p>
      <text:p text:style-name="P2"><text:span text:style-name="T2">{</text:span></text:p>
      <text:p text:style-name="P2"><text:span text:style-name="T2"><text:tab/></text:span><text:span text:style-name="T1">for</text:span><text:span text:style-name="T2"> (</text:span><text:span text:style-name="T1">int</text:span><text:span text:style-name="T2"> i = strlen(str) - 1; i &gt;= 0; i--)</text:span></text:p>
      <text:p text:style-name="P2"><text:span text:style-name="T2"><text:tab/>{</text:span></text:p>
      <text:p text:style-name="P2"><text:span text:style-name="T2"><text:tab/><text:tab/>cout &lt;&lt; str[i];</text:span></text:p>
      <text:p text:style-name="P2"><text:span text:style-name="T2"><text:tab/>}</text:span></text:p>
      <text:p text:style-name="P2"><text:span text:style-name="T2"><text:tab/>cout &lt;&lt; </text:span><text:span text:style-name="T8">endl</text:span><text:span text:style-name="T2">;</text:span></text:p>
      <text:p text:style-name="P2"><text:span text:style-name="T2">}</text:span></text:p>
      <text:p text:style-name="P1"><draw:frame draw:style-name="fr1" draw:name="Image1" text:anchor-type="paragraph" svg:x="1.0409in" svg:y="0.8602in" svg:width="2.7346in" svg:height="0.3516in" draw:z-index="0"><draw:image xlink:href="Pictures/100000000000015E0000002D732DC7C9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56:42.677953227</meta:creation-date>
    <dc:date>2015-07-21T11:10:01.547092684</dc:date>
    <meta:editing-duration>PT12M6S</meta:editing-duration>
    <meta:editing-cycles>3</meta:editing-cycles>
    <meta:generator>LibreOffice/4.2.6.3$Linux_X86_64 LibreOffice_project/420$Build-3</meta:generator>
    <meta:document-statistic meta:table-count="0" meta:image-count="1" meta:object-count="0" meta:page-count="1" meta:paragraph-count="36" meta:word-count="103" meta:character-count="577" meta:non-whitespace-character-count="488"/>
  </office:meta>
</office:document-meta>
</file>